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table:number-columns-repeated="16380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table:number-columns-repeated="16380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table:number-columns-repeated="16380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table:number-columns-repeated="16380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00:10:13</meta:creation-date>
    <dc:date>2015-10-01T00:10:13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325885" svg:stroke-opacity="100%" draw:stroke-linejoin="round" draw:fill-color="#325885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873331" svg:stroke-opacity="100%" draw:stroke-linejoin="round" draw:fill-color="#873331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25in" svg:stroke-color="#6b833a" svg:stroke-opacity="100%" draw:stroke-linejoin="round" draw:fill-color="#6b833a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Unittes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Unittest X Axis (feet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Unittest Y Axis (degK, degR, psia)</text:p>
            </chart:title>
            <chart:grid chart:class="major" chart:style-name="GMa1"/>
          </chart:axis>
          <chart:series chart:label-cell-address="Alt_Data.$B$1" chart:values-cell-range-address="Alt_Data.$B$3:.$B$7" chart:class="chart:scatter" chart:attached-axis="primary-y" chart:style-name="G0S0">
            <chart:domain table:cell-range-address="Alt_Data.$A$3:.$A$7"/>
            <chart:data-point chart:repeated="5"/>
          </chart:series>
          <chart:series chart:label-cell-address="Alt_Data.$C$1" chart:values-cell-range-address="Alt_Data.$C$3:.$C$7" chart:class="chart:scatter" chart:attached-axis="primary-y" chart:style-name="G0S1">
            <chart:domain table:cell-range-address="Alt_Data.$A$3:.$A$7"/>
            <chart:data-point chart:repeated="5"/>
          </chart:series>
          <chart:series chart:label-cell-address="Alt_Data.$D$1" chart:values-cell-range-address="Alt_Data.$D$3:.$D$7" chart:class="chart:scatter" chart:attached-axis="primary-y" chart:style-name="G0S2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